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Footnote">
      <style:text-properties fo:font-size="8pt" officeooo:rsid="0324c139" officeooo:paragraph-rsid="0324c139" style:font-size-asian="8pt" style:font-size-complex="8pt"/>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6"><text:soft-page-break/>. . .</text:p>
      <text:p text:style-name="P20"/>
      <text:p text:style-name="P27">I stood around Org for four hours, did a Strat Live run, made mooncloth, talked to Hannah on the phone, ran UBRS, went to bed.</text:p>
      <text:p text:style-name="P27"/>
      <text:p text:style-name="P27">X.XXX</text:p>
      <text:p text:style-name="P27"/>
      <text:p text:style-name="P27">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7">.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7"/>
      <text:p text:style-name="P29">. . .</text:p>
      <text:p text:style-name="P27"/>
      <text:p text:style-name="P27">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7"><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7"/>
      <text:p text:style-name="P27">X.XXXI</text:p>
      <text:p text:style-name="P27"/>
      <text:p text:style-name="P27">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8">.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7">. . .<text:span text:style-name="T18">I lounged around a bit, listened to some Buck Owens, walked to Odd’s, got a latte, went to the Brew Pump, bought a sixer of Trail Pass, walked home, listened to a Hannah song and wrote, 6:37.</text:span></text:p>
      <text:p text:style-name="P27"/>
      <text:p text:style-name="P29">. . .</text:p>
      <text:p text:style-name="P27"/>
      <text:p text:style-name="P30">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30"><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30"/>
      <text:p text:style-name="P30"/>
      <text:p text:style-name="P30"/>
      <text:p text:style-name="P30"/>
      <text:p text:style-name="P30"/>
      <text:p text:style-name="P30"><text:soft-page-break/></text:p>
      <text:p text:style-name="P30">XI.I</text:p>
      <text:p text:style-name="P30"/>
      <text:p text:style-name="P30">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30">.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30"><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30"/>
      <text:p text:style-name="P31">. . .</text:p>
      <text:p text:style-name="P30"/>
      <text:p text:style-name="P32">I rested until 6:40, when I drove down to Kev’s, picked him, up, swung by the Brew Pump, said hey to Holly, drove to the shed. We worked on five tunes<text:note text:id="ftn0" text:note-class="footnote"><text:note-citation>1</text:note-citation><text:note-body><text:p text:style-name="P24"><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32"/>
      <text:p text:style-name="P32"/>
      <text:p text:style-name="P32"/>
      <text:p text:style-name="P32"/>
      <text:p text:style-name="P32"/>
      <text:p text:style-name="P32"/>
      <text:p text:style-name="P32"><text:soft-page-break/>XI.II</text:p>
      <text:p text:style-name="P32"/>
      <text:p text:style-name="P32">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32"><text:s text:c="3"/>I got in her car and we drove to the Papas &amp; Beer parking lot, started loads of laundry, got offered lunch by the Red Cross, ate it on the sidewalk in front of the nail salon, receiving judgement from passersby. We checked out the hospitality tent, which had an unopened box of Telestrations. After Hannah carefully read the rules, we played three very fun rounds.</text:p>
      <text:p text:style-name="P32"><text:s text:c="3"/>We took a lap around the AtHome building, looking for potable water, ended up practically where we started, grabbed a couple cases of Sofia, put them in the car, unloaded our wet laundry, drove to my house. Hannah used the restroom while I gathered my things. I started a load of laundry, chatted with Tony &amp; Maria about being quiet, Linux, art, processes, weak bonds.</text:p>
      <text:p text:style-name="P32"><text:s text:c="3"/>I walked to Odd’s, ordered a latte, sat in the shade on the back deck, walked home, put on the latest batch of Ever-Expanding trio jams, wrote until 2:23. . .<text:span text:style-name="T25">I put on the Ever-Expanding songs again, folded and put away my laundry, took my drums to the car, ate my tacos and wrote, 3:27.</text:span></text:p>
      <text:p text:style-name="P32"/>
      <text:p text:style-name="P33">. . .</text:p>
      <text:p text:style-name="P33"/>
      <text:p text:style-name="P34">I packed my bag with boots, extra shirt, hoodie, jacket, toothbrush, toothpaste, drove down to Hannah’s, loaded her things in the car and was surprised by how quickly she was ready to go. I drove us down to Saluda while listening to the Ever-Expanding tunes, got gas at the Marathon, parked at the Purple Onion, loaded in, set up, line checked, ordered dinner, ate.</text:p>
      <text:p text:style-name="P34"><text:s text:c="3"/>There must have been a miscalculation about load-in time on my part because we still had 90 minutes <text:soft-page-break/>until the show. Hannah vanished, saying she was going to see if they had a deck of cards and maybe about an earlier start time, but I soon had a text from her saying she had found a deck of cards but might need a ride. She had somehow walked very quickly to Saluda Outfitters.</text:p>
      <text:p text:style-name="P34"><text:s text:c="3"/>I drove to pick her up, parked in a new spot, went back to the grotto. We played four or five hands of Spades, got ready, played a very fun set with Steve on organ. We packed up, drove to Hannah’s, cuddled on the couch, went to bed, made love, fell asleep.</text:p>
      <text:p text:style-name="P34"/>
      <text:p text:style-name="P34">XI.III</text:p>
      <text:p text:style-name="P34"/>
      <text:p text:style-name="P34">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some ice cream in Kathryn’s kitchen.</text:p>
      <text:p text:style-name="P34"><text:s text:c="3"/>I loaded drums into Hannah’s house and set them up while she focused on laundry, eating sour worms all the while. I said goodbye, drove to WCK, then home. I ate, sat at the Hog and wrote, 2: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3T14:38:06.210725178</dc:date>
    <meta:editing-duration>P62DT19H18M30S</meta:editing-duration>
    <meta:editing-cycles>678</meta:editing-cycles>
    <meta:generator>LibreOffice/24.2.5.2$MacOSX_X86_64 LibreOffice_project/bffef4ea93e59bebbeaf7f431bb02b1a39ee8a59</meta:generator>
    <meta:print-date>2024-11-02T14:47:03.042817369</meta:print-date>
    <meta:document-statistic meta:table-count="0" meta:image-count="0" meta:object-count="0" meta:page-count="40" meta:paragraph-count="107" meta:word-count="4688" meta:character-count="24781" meta:non-whitespace-character-count="20113"/>
  </office:meta>
</office:document-meta>
</file>